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11:3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lecture directory is immediately under lectures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use the term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the comments over time, we will create a semester-specific repository for issues only. This must be a public repository and located under the same organization as the resources repository. The utteranc.es widget it configured to point to this repository. After the semester is over, we will archive this feedback repository and create a new one for the next semester. This simultaneously archive all older comments and reset the feedback across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 Follow the established naming convention.</text:p>
        </text:list-item>
        <text:list-item>
          <text:p text:style-name="P29">Go to repository Issues (make sure issues is enabled in repository settings)</text:p>
        </text:list-item>
        <text:list-item>
          <text:p text:style-name="P29">Create a new label whose Label name is <text:span text:style-name="NormalTok">comment</text:span></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th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6Z</meta:creation-date>
    <dc:date>2021-05-26T11:35:26Z</dc:date>
    <meta:user-defined meta:name="date" meta:value-type="string">May  26, 2021 (11:3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